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jednoczeni w duchu</text:span><text:span text:style-name="T1"><text:line-break/></text:span><text:span text:style-name="T1">zjednoczeni w Nim. /x2</text:span><text:span text:style-name="T1"><text:line-break/></text:span><text:span text:style-name="T1">Módlmy się, aby jedność</text:span><text:span text:style-name="T1"><text:line-break/></text:span><text:span text:style-name="T1">była odnowiona w nas.</text:span><text:span text:style-name="T1"><text:line-break/></text:span><text:span text:style-name="T1">Aby świat cały poznał</text:span><text:span text:style-name="T1"><text:line-break/></text:span><text:span text:style-name="T1">uczniów Chrystusa w nas,</text:span><text:span text:style-name="T1"><text:line-break/></text:span><text:span text:style-name="T1">Aby świat cały ujrzał</text:span><text:span text:style-name="T1"><text:line-break/></text:span><text:span text:style-name="T1">miłość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raz z innymi </text:span><text:span text:style-name="T1">pójdziemy</text:span><text:span text:style-name="T1"><text:line-break/></text:span><text:span text:style-name="T1">podaj mi </text:span><text:span text:style-name="T1">swoją dłoń. /x2</text:span><text:span text:style-name="T1"><text:line-break/></text:span><text:span text:style-name="T1">Wszystkim głosić będziemy</text:span><text:span text:style-name="T1"><text:line-break/></text:span><text:span text:style-name="T1">tę radosną dla nas wieść.</text:span><text:span text:style-name="T1"><text:line-break/></text:span><text:span text:style-name="T1">Że nasz Pan kroczy z nami,</text:span><text:span text:style-name="T1"><text:line-break/></text:span><text:span text:style-name="T1">że nasz Pan z nami jest.</text:span><text:span text:style-name="T1"><text:line-break/></text:span><text:span text:style-name="T1">Że nasz Pan zawsze</text:span><text:span text:style-name="T1"><text:line-break/></text:span><text:span text:style-name="T1">z nami wszędz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cemy razem </text:span><text:span text:style-name="T1">pracować,</text:span><text:span text:style-name="T1"><text:line-break/></text:span><text:span text:style-name="T1">chcemy złączyć </text:span><text:span text:style-name="T1">swój trud. /x2</text:span><text:span text:style-name="T1"><text:line-break/></text:span><text:span text:style-name="T1">By nie stracić godności,</text:span><text:span text:style-name="T1"><text:line-break/></text:span><text:span text:style-name="T1">którą Pan obdarzył nas.</text:span><text:span text:style-name="T1"><text:line-break/></text:span><text:span text:style-name="T1">Aby strzec ludzkiej dumy,</text:span><text:span text:style-name="T1"><text:line-break/></text:span><text:span text:style-name="T1">aby strzec dumę swą.</text:span><text:span text:style-name="T1"><text:line-break/></text:span><text:span text:style-name="T1">Żeby człowiek</text:span><text:span text:style-name="T1"><text:line-break/></text:span><text:span text:style-name="T1">zachował godność s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aj chwała brzmi Ojcu,</text:span><text:span text:style-name="T1"><text:line-break/></text:span><text:span text:style-name="T1">który stworzył ten świat /x2</text:span><text:span text:style-name="T1"><text:line-break/></text:span><text:span text:style-name="T1">Chwała też Chrystusowi,</text:span><text:span text:style-name="T1"><text:line-break/></text:span><text:span text:style-name="T1">który Synem Jego jest.</text:span><text:span text:style-name="T1"><text:line-break/></text:span><text:span text:style-name="T1">I Duchowi też chwała,</text:span><text:span text:style-name="T1"><text:line-break/></text:span><text:span text:style-name="T1">który jednoczy nas.</text:span><text:span text:style-name="T1"><text:line-break/></text:span><text:span text:style-name="T1">I Duchowi też,</text:span><text:span text:style-name="T1"><text:line-break/></text:span><text:span text:style-name="T1">który łąc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17:45:25</meta:creation-date>
    <dc:creator>Rafał Talacha</dc:creator>
    <dc:date>2009-02-01T22:01:12</dc:date>
    <dc:language>pl-PL</dc:language>
    <meta:editing-cycles>6</meta:editing-cycles>
    <meta:editing-duration>PT8M4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